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tienes la sección <text:span text:style-name="Strong_20_Emphasis">2.6. El individuo como expresión del sistema</text:span>, escrita con el mismo tono profundo, claro y elegante que venimos construyendo. Esta parte es especialmente importante porque conecta al individuo con el sistema mayor sin caer en misticismos vacíos: muestra cómo el individuo <text:span text:style-name="Strong_20_Emphasis">es</text:span> el sistema, pero en forma local, temporal y operativa.</text:p>
      <text:p text:style-name="Horizontal_20_Line"/>
      <text:h text:style-name="Heading_20_1" text:outline-level="1"><text:span text:style-name="Strong_20_Emphasis">2.6. El individuo como expresión del sistema</text:span></text:h>
      <text:p text:style-name="Text_20_body">Hasta ahora hemos descrito al individuo como módulo, como nodo, como unidad funcional. Pero estas definiciones, aunque precisas, no capturan todavía la dimensión más profunda de su naturaleza: el individuo no es solo una parte del sistema, sino también <text:span text:style-name="Strong_20_Emphasis">una expresión del sistema completo</text:span>. No es un fragmento aislado, sino una instancia local del proceso global. No es un ser separado, sino un pliegue del todo.</text:p>
      <text:p text:style-name="Text_20_body">Para comprender esta idea, debemos abandonar la visión del individuo como entidad independiente y empezar a verlo como lo que realmente es: <text:span text:style-name="Strong_20_Emphasis">una forma temporal que adopta el sistema para avanzar</text:span>.</text:p>
      <text:p text:style-name="Horizontal_20_Line"/>
      <text:h text:style-name="Heading_20_2" text:outline-level="2"><text:span text:style-name="Strong_20_Emphasis">El individuo como parte y como instancia del todo</text:span></text:h>
      <text:p text:style-name="Text_20_body">El individuo es una parte del sistema en el sentido más literal: es uno de los nodos que componen la red de estados que la vida explora. Pero también es una instancia del sistema completo, porque en él se manifiestan:</text:p>
      <text:list xml:id="list2538897592" text:style-name="L1">
        <text:list-item>
          <text:p text:style-name="P2">la memoria heredada del proceso, </text:p>
        </text:list-item>
        <text:list-item>
          <text:p text:style-name="P2">la lógica de transformación, </text:p>
        </text:list-item>
        <text:list-item>
          <text:p text:style-name="P2">la capacidad de generar futuros, </text:p>
        </text:list-item>
        <text:list-item>
          <text:p text:style-name="P1">y la continuidad del cálculo. </text:p>
        </text:list-item>
      </text:list>
      <text:p text:style-name="Text_20_body">Cada individuo contiene, en su forma mínima, <text:span text:style-name="Strong_20_Emphasis">la estructura esencial del sistema</text:span>. No es el sistema entero, pero lo representa. No es el proceso completo, pero lo encarna. No es la vida en su totalidad, pero es una expresión fiel de su funcionamiento.</text:p>
      <text:p text:style-name="Text_20_body">El individuo es el sistema visto desde un punto concreto del espacio de posibilidades.</text:p>
      <text:p text:style-name="Horizontal_20_Line"/>
      <text:h text:style-name="Heading_20_2" text:outline-level="2"><text:span text:style-name="Strong_20_Emphasis">La falsa independencia: el individuo solo existe como transición</text:span></text:h>
      <text:p text:style-name="Text_20_body">A primera vista, los individuos parecen entidades separadas, autónomas, independientes. Parecen tener vidas propias, historias propias, destinos propios. Pero esta independencia es solo aparente. En realidad:</text:p>
      <text:list xml:id="list1936381889" text:style-name="L2">
        <text:list-item>
          <text:p text:style-name="P4">un individuo solo existe porque hubo un estado anterior que lo generó, </text:p>
        </text:list-item>
        <text:list-item>
          <text:p text:style-name="P3"><text:soft-page-break/>y solo tiene sentido porque generará estados futuros. </text:p>
        </text:list-item>
      </text:list>
      <text:p text:style-name="Text_20_body">El individuo no es un punto aislado, sino un <text:span text:style-name="Strong_20_Emphasis">eslabón</text:span>.<text:line-break/>No es un origen, sino una <text:span text:style-name="Strong_20_Emphasis">continuación</text:span>.<text:line-break/>No es un destino, sino una <text:span text:style-name="Strong_20_Emphasis">transición</text:span>.</text:p>
      <text:p text:style-name="Text_20_body">Si lo sacamos del proceso, deja de tener significado.<text:line-break/>Si lo aislamos del sistema, deja de existir como individuo.</text:p>
      <text:p text:style-name="Text_20_body">Su identidad depende completamente de su posición dentro del flujo del cálculo.<text:line-break/>Su existencia es un puente entre lo que fue y lo que será.</text:p>
      <text:p text:style-name="Horizontal_20_Line"/>
      <text:h text:style-name="Heading_20_2" text:outline-level="2"><text:span text:style-name="Strong_20_Emphasis">La relación entre individuo y sistema: fractalidad, continuidad, dependencia</text:span></text:h>
      <text:p text:style-name="Text_20_body">La relación entre individuo y sistema puede describirse con tres conceptos clave:</text:p>
      <text:h text:style-name="Heading_20_3" text:outline-level="3"><text:span text:style-name="Strong_20_Emphasis">Fractalidad</text:span></text:h>
      <text:p text:style-name="Text_20_body">El individuo reproduce, en pequeño, la estructura del sistema.<text:line-break/>El sistema reproduce, en grande, la función del individuo.<text:line-break/>Cada parte refleja al todo; el todo se expresa en cada parte.</text:p>
      <text:p text:style-name="Text_20_body">La vida es fractal porque su lógica se repite en todas las escalas.</text:p>
      <text:h text:style-name="Heading_20_3" text:outline-level="3"><text:span text:style-name="Strong_20_Emphasis">Continuidad</text:span></text:h>
      <text:p text:style-name="Text_20_body">El individuo es un punto dentro de una secuencia continua.<text:line-break/>No hay saltos, no hay interrupciones, no hay discontinuidades.<text:line-break/>Cada individuo es la continuación del anterior y la preparación del siguiente.</text:p>
      <text:p text:style-name="Text_20_body">La vida es un flujo, y los individuos son sus formas momentáneas.</text:p>
      <text:h text:style-name="Heading_20_3" text:outline-level="3"><text:span text:style-name="Strong_20_Emphasis">Dependencia</text:span></text:h>
      <text:p text:style-name="Text_20_body">El individuo depende del sistema para existir.<text:line-break/>El sistema depende de los individuos para avanzar.<text:line-break/>No hay individuo sin sistema, ni sistema sin individuos.</text:p>
      <text:p text:style-name="Text_20_body">La vida es una red de dependencias mutuas, no una colección de seres aislados.</text:p>
      <text:p text:style-name="Horizontal_20_Line"/>
      <text:h text:style-name="Heading_20_1" text:outline-level="1"><text:span text:style-name="Strong_20_Emphasis">Síntesis</text:span></text:h>
      <text:p text:style-name="Text_20_body"><text:span text:style-name="Strong_20_Emphasis">El individuo es una expresión local del sistema global.<text:line-break/>Es parte y representación del todo, transición y continuidad, fractal y dependiente.<text:line-break/></text:span><text:soft-page-break/><text:span text:style-name="Strong_20_Emphasis">Su independencia es solo aparente: existe únicamente como forma temporal del proceso vital.<text:line-break/>Comprender al individuo es comprender cómo el sistema se manifiesta en cada uno de nosotros.</text:span></text:p>
      <text:p text:style-name="Horizontal_20_Line"/>
      <text:p text:style-name="Text_20_body">Si quieres, avanzamos con la siguiente sección: <text:span text:style-name="Strong_20_Emphasis">2.7. Reemplazabilidad aparente y criticidad real</text:span>, o ajustamos esta antes de continuar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05T15:57:09.848000000</meta:creation-date>
    <dc:date>2026-01-05T16:14:59.055000000</dc:date>
    <meta:editing-duration>PT7M49S</meta:editing-duration>
    <meta:editing-cycles>1</meta:editing-cycles>
    <meta:document-statistic meta:table-count="0" meta:image-count="0" meta:object-count="0" meta:page-count="3" meta:paragraph-count="33" meta:word-count="630" meta:character-count="3915" meta:non-whitespace-character-count="3318"/>
    <meta:generator>LibreOffice/7.3.5.2$Windows_X86_64 LibreOffice_project/184fe81b8c8c30d8b5082578aee2fed2ea847c01</meta:generator>
  </office:meta>
</office:document-meta>
</file>